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8c25" officeooo:paragraph-rsid="001c8c25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c8c25" officeooo:paragraph-rsid="001c8c25" style:font-size-asian="22pt" style:font-weight-asian="bold" style:font-size-complex="2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d23dd" officeooo:paragraph-rsid="001d23d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e1d23" officeooo:paragraph-rsid="001e1d2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f3498" officeooo:paragraph-rsid="001f3498"/>
    </style:style>
    <style:style style:name="T1" style:family="text">
      <style:text-properties officeooo:rsid="001d23d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plan</text:p>
      <text:p text:style-name="P2"/>
      <text:list xml:id="list7687486197465961078" text:style-name="L1">
        <text:list-item>
          <text:p text:style-name="P1">Aufgabenlplanung</text:p>
          <text:list>
            <text:list-item>
              <text:p text:style-name="P3">Projekttitel<text:line-break/>Der vorläufige Arbeitstitel für das Projekt ist 'Werwolf'</text:p>
            </text:list-item>
            <text:list-item>
              <text:p text:style-name="P4">Teilaufgaben</text:p>
              <text:list>
                <text:list-item>
                  <text:p text:style-name="P4">User stories erstellen</text:p>
                </text:list-item>
                <text:list-item>
                  <text:p text:style-name="P5">Projektplan erstellen</text:p>
                </text:list-item>
                <text:list-item>
                  <text:p text:style-name="P4">Anforderungen festlegen</text:p>
                </text:list-item>
                <text:list-item>
                  <text:p text:style-name="P4">Implementierung</text:p>
                </text:list-item>
              </text:list>
            </text:list-item>
          </text:list>
        </text:list-item>
        <text:list-item>
          <text:p text:style-name="P1">Risikoanalyse</text:p>
        </text:list-item>
        <text:list-item>
          <text:p text:style-name="P1">Terminplanung</text:p>
        </text:list-item>
        <text:list-item>
          <text:p text:style-name="P1">Ressourcenplanung</text:p>
        </text:list-item>
        <text:list-item>
          <text:p text:style-name="P1">Kommunikationsplanung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02:28.650912071</meta:creation-date>
    <meta:generator>LibreOffice/4.2.8.2$Linux_X86_64 LibreOffice_project/420m0$Build-2</meta:generator>
    <dc:date>2016-04-12T15:41:05.711587944</dc:date>
    <meta:editing-duration>P0D</meta:editing-duration>
    <meta:editing-cycles>1</meta:editing-cycles>
    <meta:document-statistic meta:table-count="0" meta:image-count="0" meta:object-count="0" meta:page-count="1" meta:paragraph-count="12" meta:word-count="35" meta:character-count="307" meta:non-whitespace-character-count="273"/>
  </office:meta>
</office:document-meta>
</file>